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a414" officeooo:paragraph-rsid="0005a41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5a414" officeooo:paragraph-rsid="0005a414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5a414" officeooo:paragraph-rsid="0005a414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e1b4f" officeooo:paragraph-rsid="000e1b4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f5f2b" officeooo:paragraph-rsid="000f5f2b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font-weight="bold" officeooo:rsid="000f5f2b" officeooo:paragraph-rsid="000f5f2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20pt" fo:font-weight="bold" officeooo:rsid="000e1b4f" officeooo:paragraph-rsid="000e1b4f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ff860d"/>
    </style:style>
    <style:style style:name="P21" style:family="paragraph">
      <loext:graphic-properties draw:fill="solid" draw:fill-color="#ff860d"/>
      <style:paragraph-properties fo:text-align="center"/>
    </style:style>
    <style:style style:name="P22" style:family="paragraph">
      <loext:graphic-properties draw:fill="solid" draw:fill-color="#0000ff"/>
    </style:style>
    <style:style style:name="P23" style:family="paragraph">
      <loext:graphic-properties draw:fill="solid" draw:fill-color="#0000ff"/>
      <style:paragraph-properties fo:text-align="center"/>
    </style:style>
    <style:style style:name="P24" style:family="paragraph">
      <loext:graphic-properties draw:fill="solid" draw:fill-color="#ff0000"/>
    </style:style>
    <style:style style:name="P25" style:family="paragraph">
      <loext:graphic-properties draw:fill="solid" draw:fill-color="#ff0000"/>
      <style:paragraph-properties fo:text-align="center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0f5f2b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2.2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9cm" svg:stroke-color="#000000" draw:marker-start-width="0.42cm" draw:marker-end="Line" draw:marker-end-width="0.25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2.117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2.152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1.058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>
      <style:graphic-properties svg:stroke-color="#000000" draw:fill="solid" draw:fill-color="#ffffff" draw:textarea-horizontal-align="justify" draw:textarea-vertical-align="middle" draw:auto-grow-height="false" fo:min-height="1.482cm" fo:min-width="4.445cm" style:run-through="foreground"/>
      <style:paragraph-properties style:writing-mode="lr-tb"/>
    </style:style>
    <style:style style:name="gr22" style:family="graphic">
      <style:graphic-properties svg:stroke-color="#000000" draw:marker-end="Diamond_20_unfilled" draw:marker-end-width="0.4cm" draw:textarea-horizontal-align="center" draw:textarea-vertical-align="middle" style:run-through="foreground"/>
    </style:style>
    <style:style style:name="gr23" style:family="graphic">
      <style:graphic-properties svg:stroke-color="#000000" draw:fill="solid" draw:fill-color="#ffffff" draw:textarea-horizontal-align="justify" draw:textarea-vertical-align="middle" draw:auto-grow-height="false" fo:min-height="0.953cm" fo:min-width="4.445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023cm" style:run-through="foreground"/>
      <style:paragraph-properties style:writing-mode="lr-tb"/>
    </style:style>
    <style:style style:name="gr25" style:family="graphic">
      <style:graphic-properties svg:stroke-color="#000000" draw:marker-end="Square_20_45" draw:marker-end-width="0.4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000000" draw:fill="solid" draw:fill-color="#ffffff" draw:textarea-horizontal-align="justify" draw:textarea-vertical-align="middle" draw:auto-grow-height="false" fo:min-height="1.482cm" fo:min-width="4.44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28" style:family="graphic">
      <style:graphic-properties svg:stroke-color="#000000" draw:fill="solid" draw:fill-color="#ffffff" draw:textarea-horizontal-align="justify" draw:textarea-vertical-align="middle" draw:auto-grow-height="false" fo:min-height="1.147cm" fo:min-width="4.657cm" style:run-through="foreground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svg:stroke-color="#000000" draw:fill="solid" draw:fill-color="#ffffff" draw:textarea-horizontal-align="justify" draw:textarea-vertical-align="middle" draw:auto-grow-height="false" fo:min-height="1.147cm" fo:min-width="3.874cm" style:run-through="foreground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1.147cm" fo:min-width="4.967cm" style:run-through="foreground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style:run-through="foreground" style:vertical-pos="from-top" style:vertical-rel="paragraph" style:horizontal-pos="from-left" style:horizontal-rel="paragraph"/>
    </style:style>
    <style:style style:name="gr33" style:family="graphic">
      <style:graphic-properties svg:stroke-color="#000000" draw:fill="solid" draw:fill-color="#ffffff" draw:textarea-horizontal-align="justify" draw:textarea-vertical-align="middle" draw:auto-grow-height="false" fo:min-height="0.723cm" fo:min-width="0.723cm" style:run-through="foreground"/>
    </style:style>
    <style:style style:name="gr34" style:family="graphic">
      <style:graphic-properties svg:stroke-color="#000000" draw:fill="solid" draw:fill-color="#000000" draw:textarea-horizontal-align="justify" draw:textarea-vertical-align="middle" draw:auto-grow-height="false" fo:min-height="0.325cm" fo:min-width="0.325cm" style:run-through="foreground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1.147cm" fo:min-width="3.595cm" style:run-through="foreground" style:vertical-pos="from-top" style:vertical-rel="paragraph" style:horizontal-pos="from-left" style:horizontal-rel="paragraph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564cm" style:run-through="foreground" style:vertical-pos="from-top" style:vertical-rel="paragraph" style:horizontal-pos="from-left" style:horizontal-rel="paragraph"/>
      <style:paragraph-properties style:writing-mode="lr-tb"/>
    </style:style>
    <style:style style:name="gr37" style:family="graphic">
      <style:graphic-properties svg:stroke-color="#000000" draw:fill="solid" draw:fill-color="#000000" draw:textarea-horizontal-align="justify" draw:textarea-vertical-align="middle" draw:auto-grow-height="false" fo:min-height="0.399cm" fo:min-width="0.452cm" style:run-through="foreground" style:vertical-pos="from-top" style:vertical-rel="paragraph" style:horizontal-pos="from-left" style:horizontal-rel="paragraph"/>
    </style:style>
    <style:style style:name="gr38" style:family="graphic">
      <style:graphic-properties draw:stroke="none" svg:stroke-color="#000000" draw:fill="none" draw:fill-color="#ffffff" fo:min-height="1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color="#111111" draw:fill="solid" draw:fill-color="#ff860d" draw:textarea-horizontal-align="justify" draw:textarea-vertical-align="middle" draw:auto-grow-height="false" fo:min-height="0.411cm" fo:min-width="0.57cm" style:run-through="foreground"/>
    </style:style>
    <style:style style:name="gr40" style:family="graphic">
      <style:graphic-properties svg:stroke-color="#111111" draw:fill="solid" draw:fill-color="#ff860d" draw:textarea-horizontal-align="center" draw:textarea-vertical-align="middle" style:run-through="foreground"/>
    </style:style>
    <style:style style:name="gr41" style:family="graphic">
      <style:graphic-properties svg:stroke-color="#000000" draw:fill="solid" draw:fill-color="#0000ff" draw:textarea-horizontal-align="justify" draw:textarea-vertical-align="middle" draw:auto-grow-height="false" fo:min-height="0.411cm" fo:min-width="0.57cm" style:run-through="foreground"/>
    </style:style>
    <style:style style:name="gr42" style:family="graphic">
      <style:graphic-properties svg:stroke-color="#000000" draw:fill="solid" draw:fill-color="#0000ff" draw:textarea-horizontal-align="center" draw:textarea-vertical-align="middle" style:run-through="foreground"/>
    </style:style>
    <style:style style:name="gr43" style:family="graphic">
      <style:graphic-properties svg:stroke-color="#111111" draw:fill="solid" draw:fill-color="#ff0000" draw:textarea-horizontal-align="justify" draw:textarea-vertical-align="middle" draw:auto-grow-height="false" fo:min-height="0.411cm" fo:min-width="0.57cm" style:run-through="foreground"/>
    </style:style>
    <style:style style:name="gr44" style:family="graphic">
      <style:graphic-properties svg:stroke-color="#111111" draw:fill="solid" draw:fill-color="#ff0000" draw:textarea-horizontal-align="center" draw:textarea-vertical-align="middle" style:run-through="foreground"/>
    </style:style>
    <style:style style:name="gr45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0.67cm" style:run-through="foreground"/>
      <style:paragraph-properties style:writing-mode="lr-tb"/>
    </style:style>
    <style:style style:name="gr47" style:family="graphic">
      <style:graphic-properties svg:stroke-color="#111111" draw:fill="solid" draw:fill-color="#ffffff" draw:textarea-horizontal-align="justify" draw:textarea-vertical-align="middle" draw:auto-grow-height="false" fo:min-height="0.974cm" fo:min-width="3.468cm" style:run-through="foreground"/>
    </style:style>
    <style:style style:name="gr48" style:family="graphic">
      <style:graphic-properties draw:stroke="none" svg:stroke-color="#000000" draw:fill="none" draw:fill-color="#ffffff" fo:min-height="0.741cm" style:run-through="foreground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50" style:family="graphic">
      <style:graphic-properties svg:stroke-width="0.049cm" svg:stroke-color="#2f4f4f" draw:marker-start-width="0.42cm" draw:marker-end-width="0.42cm" draw:fill="solid" draw:fill-color="#ffffff" draw:textarea-horizontal-align="justify" draw:textarea-vertical-align="middle" draw:auto-grow-height="false" fo:min-height="1.259cm" fo:min-width="3.903cm" fo:padding-top="0.025cm" fo:padding-bottom="0.025cm" fo:padding-left="0.025cm" fo:padding-right="0.025cm" style:run-through="foreground"/>
    </style:style>
    <style:style style:name="gr51" style:family="graphic">
      <style:graphic-properties svg:stroke-width="0.049cm" svg:stroke-color="#2f4f4f" draw:marker-start-width="0.42cm" draw:marker-end-width="0.42cm" draw:fill="solid" draw:fill-color="#ffffff" draw:textarea-horizontal-align="justify" draw:textarea-vertical-align="middle" draw:auto-grow-height="false" fo:min-height="1.263cm" fo:min-width="4.154cm" fo:padding-top="0.023cm" fo:padding-bottom="0.023cm" fo:padding-left="0.023cm" fo:padding-right="0.023cm" style:run-through="foreground"/>
    </style:style>
    <style:style style:name="gr52" style:family="graphic">
      <style:graphic-properties svg:stroke-width="0.049cm" svg:stroke-color="#2f4f4f" draw:marker-start-width="0.42cm" draw:marker-end-width="0.42cm" draw:fill="solid" draw:fill-color="#ffffff" draw:textarea-horizontal-align="justify" draw:textarea-vertical-align="middle" draw:auto-grow-height="false" fo:min-height="1.259cm" fo:min-width="4.362cm" fo:padding-top="0.025cm" fo:padding-bottom="0.025cm" fo:padding-left="0.025cm" fo:padding-right="0.025cm" style:run-through="foreground"/>
    </style:style>
    <style:style style:name="gr53" style:family="graphic">
      <style:graphic-properties svg:stroke-width="0.049cm" svg:stroke-color="#000000" draw:marker-start-width="0.42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54" style:family="graphic">
      <style:graphic-properties draw:stroke="none" svg:stroke-color="#000000" draw:fill="none" draw:fill-color="#ffffff" fo:min-height="1.305cm" style:run-through="foreground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1.949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6</text:p>
      <text:p text:style-name="P2"/>
      <text:p text:style-name="P3"><draw:g text:anchor-type="paragraph" draw:z-index="0" draw:name="DrawObject1" draw:style-name="gr19"><draw:g draw:name="DrawObject1" draw:style-name="gr20"><draw:custom-shape draw:name="Фигура 1" draw:style-name="gr39" draw:text-style-name="P20" svg:width="0.803cm" svg:height="0.581cm" svg:x="0.757cm" svg:y="1.82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draw:name="Вертикальная линия 1" draw:style-name="gr40" draw:text-style-name="P21" svg:x1="1.136cm" svg:y1="2.406cm" svg:x2="1.136cm" svg:y2="3.034cm"><text:p/></draw:line><draw:line draw:name="Горизонтальная линия 1" draw:style-name="gr40" draw:text-style-name="P21" svg:x1="0.582cm" svg:y1="2.6cm" svg:x2="1.711cm" svg:y2="2.6cm"><text:p/></draw:line><draw:line draw:name="Диагональная линия 1" draw:style-name="gr40" draw:text-style-name="P21" svg:x1="0.658cm" svg:y1="3.59cm" svg:x2="1.135cm" svg:y2="3.034cm"><text:p/></draw:line><draw:line draw:name="Диагональная линия 2" draw:style-name="gr40" draw:text-style-name="P21" svg:x1="1.562cm" svg:y1="3.566cm" svg:x2="1.136cm" svg:y2="3.034cm"><text:p/></draw:line></draw:g><draw:g draw:name="DrawObject 1" draw:style-name="gr20"><draw:custom-shape draw:name="Фигура 3" draw:style-name="gr41" draw:text-style-name="P22" svg:width="0.803cm" svg:height="0.581cm" svg:x="0.616cm" svg:y="8.0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draw:name="Вертикальная линия 3" draw:style-name="gr42" draw:text-style-name="P23" svg:x1="0.993cm" svg:y1="8.669cm" svg:x2="0.993cm" svg:y2="9.297cm"><text:p/></draw:line><draw:line draw:name="Горизонтальная линия 3" draw:style-name="gr42" draw:text-style-name="P23" svg:x1="0.441cm" svg:y1="8.862cm" svg:x2="1.57cm" svg:y2="8.862cm"><text:p/></draw:line><draw:line draw:name="Диагональная линия 5" draw:style-name="gr42" draw:text-style-name="P23" svg:x1="0.515cm" svg:y1="9.857cm" svg:x2="0.992cm" svg:y2="9.301cm"><text:p/></draw:line><draw:line draw:name="Диагональная линия 6" draw:style-name="gr42" draw:text-style-name="P23" svg:x1="1.419cm" svg:y1="9.833cm" svg:x2="0.993cm" svg:y2="9.301cm"><text:p/></draw:line></draw:g><draw:g draw:name="DrawObject 2" draw:style-name="gr20"><draw:custom-shape draw:name="Фигура 4" draw:style-name="gr43" draw:text-style-name="P24" svg:width="0.803cm" svg:height="0.581cm" svg:x="0.701cm" svg:y="4.80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draw:name="Вертикальная линия 4" draw:style-name="gr44" draw:text-style-name="P25" svg:x1="1.076cm" svg:y1="5.388cm" svg:x2="1.076cm" svg:y2="6.016cm"><text:p/></draw:line><draw:line draw:name="Горизонтальная линия 4" draw:style-name="gr44" draw:text-style-name="P25" svg:x1="0.524cm" svg:y1="5.582cm" svg:x2="1.653cm" svg:y2="5.582cm"><text:p/></draw:line><draw:line draw:name="Диагональная линия 7" draw:style-name="gr44" draw:text-style-name="P25" svg:x1="0.599cm" svg:y1="6.573cm" svg:x2="1.076cm" svg:y2="6.017cm"><text:p/></draw:line><draw:line draw:name="Диагональная линия 8" draw:style-name="gr44" draw:text-style-name="P25" svg:x1="1.502cm" svg:y1="6.549cm" svg:x2="1.076cm" svg:y2="6.017cm"><text:p/></draw:line></draw:g><draw:frame draw:name="Врезка 1" draw:style-name="gr45" draw:text-style-name="P10" svg:width="2.823cm" svg:height="0.976cm" svg:x="0.281cm" svg:y="3.715cm"><draw:text-box><text:p>Сотрудники</text:p></draw:text-box></draw:frame><draw:frame draw:name="Врезка 2" draw:style-name="gr46" draw:text-style-name="P10" svg:width="2.188cm" svg:height="0.671cm" svg:x="0.175cm" svg:y="6.573cm"><draw:text-box><text:p>Менеджер</text:p></draw:text-box></draw:frame><draw:frame draw:name="Врезка 3" draw:style-name="gr46" draw:text-style-name="P10" svg:width="1.906cm" svg:height="0.671cm" svg:x="0.281cm" svg:y="10.171cm"><draw:text-box><text:p>Инженер</text:p></draw:text-box></draw:frame><draw:custom-shape draw:name="Фигура 2" draw:style-name="gr47" draw:text-style-name="P26" svg:width="4.904cm" svg:height="1.377cm" svg:x="5.255cm" svg:y="2.0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5" draw:style-name="gr47" draw:text-style-name="P26" svg:width="4.904cm" svg:height="1.377cm" svg:x="5.22cm" svg:y="4.1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6" draw:style-name="gr47" draw:text-style-name="P26" svg:width="4.904cm" svg:height="1.377cm" svg:x="5.184cm" svg:y="8.6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7" draw:style-name="gr47" draw:text-style-name="P26" svg:width="4.904cm" svg:height="1.377cm" svg:x="5.149cm" svg:y="6.3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Врезка 4" draw:style-name="gr48" draw:text-style-name="P10" svg:width="3.775cm" svg:height="0.742cm" svg:x="6.384cm" svg:y="2.445cm"><draw:text-box><text:p>Сбор данных</text:p></draw:text-box></draw:frame><draw:frame draw:name="Врезка 5" draw:style-name="gr48" draw:text-style-name="P10" svg:width="3.775cm" svg:height="0.742cm" svg:x="6.066cm" svg:y="4.632cm"><draw:text-box><text:p>Передача данных</text:p></draw:text-box></draw:frame><draw:frame draw:name="Врезка 6" draw:style-name="gr49" draw:text-style-name="P10" svg:width="3.775cm" svg:height="0.489cm" svg:x="5.996cm" svg:y="6.749cm"><draw:text-box><text:p>Передача указаний</text:p></draw:text-box></draw:frame><draw:frame draw:name="Врезка 7" draw:style-name="gr45" draw:text-style-name="P10" svg:width="4.305cm" svg:height="0.976cm" svg:x="5.573cm" svg:y="9.007cm"><draw:text-box><text:p>Исправление недочетов</text:p></draw:text-box></draw:frame><draw:custom-shape draw:name="Фигура 8" draw:style-name="gr50" draw:text-style-name="P26" svg:width="3.952cm" svg:height="1.482cm" svg:x="12.099cm" svg:y="1.881cm"><text:p/>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draw:name="Фигура 9" draw:style-name="gr51" draw:text-style-name="P26" svg:width="4.199cm" svg:height="1.482cm" svg:x="12.134cm" svg:y="9.113cm"><text:p/>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draw:name="Фигура 10" draw:style-name="gr52" draw:text-style-name="P26" svg:width="4.41cm" svg:height="1.482cm" svg:x="12.099cm" svg:y="6.396cm"><text:p/>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draw:name="Горизонтальная линия 2" draw:style-name="gr53" draw:text-style-name="P9" svg:x1="1.939cm" svg:y1="2.692cm" svg:x2="5.255cm" svg:y2="2.692cm"><text:p/></draw:line><draw:line draw:name="Горизонтальная линия 5" draw:style-name="gr53" draw:text-style-name="P9" svg:x1="1.905cm" svg:y1="3.258cm" svg:x2="5.468cm" svg:y2="4.563cm"><text:p/></draw:line><draw:line draw:name="Горизонтальная линия 6" draw:style-name="gr53" draw:text-style-name="P9" svg:x1="5.47cm" svg:y1="5.2cm" svg:x2="1.801cm" svg:y2="5.412cm"><text:p/></draw:line><draw:line draw:name="Горизонтальная линия 7" draw:style-name="gr53" draw:text-style-name="P9" svg:x1="1.801cm" svg:y1="5.939cm" svg:x2="5.152cm" svg:y2="6.821cm"><text:p/></draw:line><draw:line draw:name="Горизонтальная линия 8" draw:style-name="gr53" draw:text-style-name="P9" svg:x1="5.431cm" svg:y1="7.419cm" svg:x2="1.727cm" svg:y2="8.618cm"><text:p/></draw:line><draw:line draw:name="Горизонтальная линия 9" draw:style-name="gr53" draw:text-style-name="P9" svg:x1="1.868cm" svg:y1="9.257cm" svg:x2="5.184cm" svg:y2="9.257cm"><text:p/></draw:line><draw:frame draw:name="Врезка 8" draw:style-name="gr54" draw:text-style-name="P27" svg:width="4.164cm" svg:height="1.306cm" svg:x="12.275cm" svg:y="2.057cm"><draw:text-box><text:p><text:span text:style-name="T6">Сначала собираются данные в компании</text:span></text:p></draw:text-box></draw:frame><draw:frame draw:name="Врезка 9" draw:style-name="gr55" draw:text-style-name="P27" svg:width="3.987cm" svg:height="1.95cm" svg:x="12.346cm" svg:y="9.113cm"><draw:text-box><text:p><text:span text:style-name="T6">Предоставляется клиенту улучшенный продукт</text:span></text:p></draw:text-box></draw:frame><draw:frame draw:name="Врезка 10" draw:style-name="gr54" draw:text-style-name="P10" svg:width="4.587cm" svg:height="1.306cm" svg:x="12.099cm" svg:y="6.573cm"><draw:text-box><text:p>Отчет о проблемах использования продукта</text:p></draw:text-box></draw:frame></draw:g><draw:custom-shape text:anchor-type="paragraph" draw:z-index="2" draw:name="Фигура 11" draw:style-name="gr37" draw:text-style-name="P18" svg:width="0.636cm" svg:height="0.565cm" svg:x="6.754cm" svg:y="13.6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Врезка 12" draw:style-name="gr36" draw:text-style-name="P16" svg:width="1.571cm" svg:height="0.565cm" svg:x="5.114cm" svg:y="13.663cm"><draw:text-box><text:p><text:span text:style-name="T3">Начало</text:span></text:p></draw:text-box></draw:frame><draw:line text:anchor-type="paragraph" draw:z-index="4" draw:name="Вертикальная линия 2" draw:style-name="gr2" draw:text-style-name="P9" svg:x1="7.018cm" svg:y1="15.563cm" svg:x2="7.018cm" svg:y2="16.304cm"><text:p/></draw:line><draw:custom-shape text:anchor-type="paragraph" draw:z-index="5" draw:name="Фигура 12" draw:style-name="gr35" draw:text-style-name="P11" svg:width="3.881cm" svg:height="1.235cm" svg:x="5.237cm" svg:y="16.309cm"><text:p text:style-name="P13"><text:span text:style-name="T3">Не зарегестрирован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g text:anchor-type="paragraph" draw:z-index="6" draw:name="DrawObject3" draw:style-name="gr32"><draw:custom-shape draw:name="Фигура 14" draw:style-name="gr33" draw:text-style-name="P17" svg:width="1.024cm" svg:height="1.024cm" svg:x="6.419cm" svg:y="25.2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13" draw:style-name="gr34" draw:text-style-name="P18" svg:width="0.459cm" svg:height="0.459cm" svg:x="6.737cm" svg:y="25.5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7" draw:name="Врезка 14" draw:style-name="gr31" draw:text-style-name="P16" svg:width="1.482cm" svg:height="0.489cm" svg:x="7.442cm" svg:y="25.804cm"><draw:text-box><text:p><text:span text:style-name="T3">Конец</text:span></text:p></draw:text-box></draw:frame><draw:custom-shape text:anchor-type="paragraph" draw:z-index="8" draw:name="Фигура 15" draw:style-name="gr30" draw:text-style-name="P11" svg:width="5.363cm" svg:height="1.235cm" svg:x="3.967cm" svg:y="19.096cm"><text:p text:style-name="P13"><text:span text:style-name="T3">Авторизация пользователя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9" draw:name="Фигура 17" draw:style-name="gr29" draw:text-style-name="P11" svg:width="4.181cm" svg:height="1.235cm" svg:x="4.884cm" svg:y="22.518cm"><text:p text:style-name="P13"><text:span text:style-name="T3">Зарегестрирован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10" draw:name="Вертикальная линия 5" draw:style-name="gr27" draw:text-style-name="P9" svg:x1="7.036cm" svg:y1="14.757cm" svg:x2="7.036cm" svg:y2="14.228cm"><text:p/></draw:line><draw:custom-shape text:anchor-type="paragraph" draw:z-index="11" draw:name="Фигура 18" draw:style-name="gr28" draw:text-style-name="P11" svg:width="5.028cm" svg:height="1.235cm" svg:x="13.227cm" svg:y="18.99cm"><text:p text:style-name="P13"><text:span text:style-name="T3">Отмена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12" draw:name="Вертикальная линия 6" draw:style-name="gr27" draw:text-style-name="P9" svg:x1="7.001cm" svg:y1="17.544cm" svg:x2="7.001cm" svg:y2="18.14cm"><text:p/></draw:line><draw:line text:anchor-type="paragraph" draw:z-index="13" draw:name="Вертикальная линия 7" draw:style-name="gr2" draw:text-style-name="P9" svg:x1="7.018cm" svg:y1="18.491cm" svg:x2="7.018cm" svg:y2="19.096cm"><text:p/></draw:line><draw:line text:anchor-type="paragraph" draw:z-index="14" draw:name="Вертикальная линия 10" draw:style-name="gr27" draw:text-style-name="P9" svg:x1="6.966cm" svg:y1="20.331cm" svg:x2="6.966cm" svg:y2="20.892cm"><text:p/></draw:line><draw:line text:anchor-type="paragraph" draw:z-index="15" draw:name="Вертикальная линия 11" draw:style-name="gr2" draw:text-style-name="P9" svg:x1="6.983cm" svg:y1="21.777cm" svg:x2="6.983cm" svg:y2="22.518cm"><text:p/></draw:line><draw:line text:anchor-type="paragraph" draw:z-index="16" draw:name="Вертикальная линия 12" draw:style-name="gr2" draw:text-style-name="P9" svg:x1="6.966cm" svg:y1="23.753cm" svg:x2="6.966cm" svg:y2="25.196cm"><text:p/></draw:line><draw:line text:anchor-type="paragraph" draw:z-index="17" draw:name="Вертикальная линия 13" draw:style-name="gr27" draw:text-style-name="P9" svg:x1="13.422cm" svg:y1="18.99cm" svg:x2="11.552cm" svg:y2="18.316cm"><text:p/></draw:line><draw:line text:anchor-type="paragraph" draw:z-index="18" draw:name="Вертикальная линия 15" draw:style-name="gr2" draw:text-style-name="P9" svg:x1="12.081cm" svg:y1="19.768cm" svg:x2="13.228cm" svg:y2="19.803cm"><text:p/></draw:line><draw:line text:anchor-type="paragraph" draw:z-index="19" draw:name="Вертикальная линия 16" draw:style-name="gr27" draw:text-style-name="P9" svg:x1="10.123cm" svg:y1="19.803cm" svg:x2="9.329cm" svg:y2="19.803cm"><text:p/></draw:line><draw:line text:anchor-type="paragraph" draw:z-index="74" draw:name="Вертикальная линия 8" draw:style-name="gr2" draw:text-style-name="P9" svg:x1="10.317cm" svg:y1="17.822cm" svg:x2="9.118cm" svg:y2="17.293cm"><text:p/></draw:line><draw:frame text:anchor-type="paragraph" draw:z-index="1" draw:name="Врезка 11" draw:style-name="gr38" draw:text-style-name="P19" svg:width="7.621cm" svg:height="1.2cm" svg:x="5.114cm" svg:y="12.464cm"><draw:text-box><text:p><text:span text:style-name="T5">Диаграмма состояний</text:span></text:p></draw:text-box></draw:frame><draw:frame text:anchor-type="paragraph" draw:z-index="70" draw:name="Врезка 27" draw:style-name="gr5" draw:text-style-name="P8" svg:width="2.611cm" svg:height="1.347cm" svg:x="6.454cm" svg:y="14.686cm"><draw:text-box><text:p>Вход в приложение</text:p></draw:text-box></draw:frame><draw:frame text:anchor-type="paragraph" draw:z-index="71" draw:name="Врезка 28" draw:style-name="gr4" draw:text-style-name="P8" svg:width="4.305cm" svg:height="1.274cm" svg:x="5.907cm" svg:y="17.822cm"><draw:text-box><text:p>Ввод почты</text:p><text:p>Придумывание пароля</text:p></draw:text-box></draw:frame><draw:frame text:anchor-type="paragraph" draw:z-index="72" draw:name="Врезка 29" draw:style-name="gr3" draw:text-style-name="P8" svg:width="7.339cm" svg:height="1.024cm" svg:x="3.649cm" svg:y="20.892cm"><draw:text-box><text:p>Пользователь зарегестрирован и может пользоваться приложением</text:p></draw:text-box></draw:frame><draw:frame text:anchor-type="paragraph" draw:z-index="73" draw:name="Врезка 30" draw:style-name="gr1" draw:text-style-name="P8" svg:width="3.246cm" svg:height="2.243cm" svg:x="9.982cm" svg:y="18.99cm"><draw:text-box><text:p>Пользователь решил не авторизоваться</text:p></draw:text-box></draw:frame><draw:frame text:anchor-type="paragraph" draw:z-index="75" draw:name="Врезка 31" draw:style-name="gr1" draw:text-style-name="P8" svg:width="3.634cm" svg:height="2.243cm" svg:x="10.564cm" svg:y="16.748cm"><draw:text-box><text:p>Пользователь вновь становиться не зарегестрированым</text:p></draw:text-box></draw:frame>Диаграмма вариантов использования </text:p>
      <text:p text:style-name="P7">Диаграмм<text:span text:style-name="T1">ы</text:span> классов</text:p>
      <text:p text:style-name="P4"/>
      <text:p text:style-name="P4"/>
      <text:p text:style-name="P5"><draw:g text:anchor-type="paragraph" draw:z-index="39" draw:name="DrawObject4" draw:style-name="gr19"><draw:g draw:name="DrawObject4" draw:style-name="gr20"><draw:g draw:name="DrawObject4" draw:style-name="gr20"><draw:custom-shape draw:name="Фигура 24" draw:style-name="gr21" draw:text-style-name="P15" svg:width="4.446cm" svg:height="1.482cm" svg:x="7.195cm" svg:y="10.467cm"><text:p text:style-name="P14"><text:span text:style-name="T4">Сотрудники</text:span></text:p><draw:enhanced-geometry svg:viewBox="0 0 21600 21600" draw:glue-points="10800 0 0 10800 10800 21600 21600 10800" draw:type="flowchart-process" draw:enhanced-path="M 0 0 L 21600 0 21600 21600 0 21600 0 0 Z N"/></draw:custom-shape><draw:line draw:name="Горизонтальная линия 12" draw:style-name="gr22" draw:text-style-name="P9" svg:x1="9.398cm" svg:y1="13.466cm" svg:x2="9.398cm" svg:y2="11.949cm"><text:p/></draw:line><draw:custom-shape draw:name="Фигура 25" draw:style-name="gr23" draw:text-style-name="P15" svg:width="4.446cm" svg:height="0.953cm" svg:x="7.124cm" svg:y="13.431cm"><text:p text:style-name="P14"><text:span text:style-name="T4">Тех. поддержка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Фигура 26" draw:style-name="gr23" draw:text-style-name="P15" svg:width="4.446cm" svg:height="0.953cm" svg:x="7.124cm" svg:y="14.383cm"><text:p text:style-name="P14"><text:span text:style-name="T4">Менеджеры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Фигура 27" draw:style-name="gr23" draw:text-style-name="P15" svg:width="4.446cm" svg:height="0.953cm" svg:x="7.124cm" svg:y="15.336cm"><text:p text:style-name="P14"><text:span text:style-name="T4">Инженеры</text:span></text:p><draw:enhanced-geometry svg:viewBox="0 0 21600 21600" draw:glue-points="10800 0 0 10800 10800 21600 21600 10800" draw:type="flowchart-process" draw:enhanced-path="M 0 0 L 21600 0 21600 21600 0 21600 0 0 Z N"/></draw:custom-shape></draw:g><draw:frame draw:name="Врезка 18" draw:style-name="gr24" draw:text-style-name="P12" svg:width="4.305cm" svg:height="1.024cm" svg:x="7.636cm" svg:y="8.654cm"><draw:text-box><text:p><text:span text:style-name="T2">Агрегация</text:span></text:p></draw:text-box></draw:frame></draw:g></draw:g><draw:custom-shape text:anchor-type="paragraph" draw:z-index="20" draw:name="Фигура 19" draw:style-name="gr26" draw:text-style-name="P15" svg:width="4.446cm" svg:height="1.482cm" svg:x="7.601cm" svg:y="1.647cm"><text:p text:style-name="P14"><text:span text:style-name="T4">Окно программы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name="Фигура 20" draw:style-name="gr26" draw:text-style-name="P15" svg:width="4.446cm" svg:height="1.482cm" svg:x="-0.901cm" svg:y="5.916cm"><text:p text:style-name="P14"><text:span text:style-name="T4">Заголовок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Фигура 21" draw:style-name="gr26" draw:text-style-name="P15" svg:width="4.446cm" svg:height="1.482cm" svg:x="15.609cm" svg:y="5.916cm"><text:p text:style-name="P14"><text:span text:style-name="T4">Главное меню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3" draw:name="Фигура 22" draw:style-name="gr26" draw:text-style-name="P15" svg:width="4.446cm" svg:height="1.482cm" svg:x="10.176cm" svg:y="5.846cm"><text:p text:style-name="P14"><text:span text:style-name="T4">Рабочая область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Фигура 23" draw:style-name="gr26" draw:text-style-name="P15" svg:width="4.446cm" svg:height="1.482cm" svg:x="4.743cm" svg:y="5.881cm"><text:p text:style-name="P14"><text:span text:style-name="T4">Полоса прокрутки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name="Вертикальная линия 18" draw:style-name="gr9" draw:text-style-name="P9" svg:x1="1.339cm" svg:y1="5.915cm" svg:x2="1.339cm" svg:y2="4.469cm"><text:p/></draw:line><draw:line text:anchor-type="paragraph" draw:z-index="26" draw:name="Вертикальная линия 19" draw:style-name="gr9" draw:text-style-name="P9" svg:x1="1.339cm" svg:y1="5.915cm" svg:x2="1.339cm" svg:y2="4.469cm"><text:p/></draw:line><draw:line text:anchor-type="paragraph" draw:z-index="27" draw:name="Вертикальная линия 20" draw:style-name="gr9" draw:text-style-name="P9" svg:x1="12.346cm" svg:y1="5.845cm" svg:x2="12.346cm" svg:y2="4.857cm"><text:p/></draw:line><draw:line text:anchor-type="paragraph" draw:z-index="28" draw:name="Вертикальная линия 21" draw:style-name="gr9" draw:text-style-name="P9" svg:x1="7.054cm" svg:y1="5.881cm" svg:x2="7.054cm" svg:y2="4.893cm"><text:p/></draw:line><draw:line text:anchor-type="paragraph" draw:z-index="29" draw:name="Вертикальная линия 22" draw:style-name="gr9" draw:text-style-name="P9" svg:x1="17.814cm" svg:y1="5.915cm" svg:x2="17.814cm" svg:y2="4.469cm"><text:p/></draw:line><draw:line text:anchor-type="paragraph" draw:z-index="30" draw:name="Линия 1" draw:style-name="gr9" draw:text-style-name="P9" svg:x1="1.339cm" svg:y1="4.469cm" svg:x2="7.865cm" svg:y2="4.434cm"><text:p/></draw:line><draw:line text:anchor-type="paragraph" draw:z-index="31" draw:name="Горизонтальная линия 10" draw:style-name="gr9" draw:text-style-name="P9" svg:x1="7.054cm" svg:y1="4.893cm" svg:x2="8.677cm" svg:y2="4.893cm"><text:p/></draw:line><draw:line text:anchor-type="paragraph" draw:z-index="32" draw:name="Линия 2" draw:style-name="gr9" draw:text-style-name="P9" svg:x1="11.676cm" svg:y1="4.469cm" svg:x2="17.814cm" svg:y2="4.434cm"><text:p/></draw:line><draw:line text:anchor-type="paragraph" draw:z-index="33" draw:name="Линия 3" draw:style-name="gr9" draw:text-style-name="P9" svg:x1="1.339cm" svg:y1="4.469cm" svg:x2="7.865cm" svg:y2="4.434cm"><text:p/></draw:line><draw:line text:anchor-type="paragraph" draw:z-index="34" draw:name="Горизонтальная линия 11" draw:style-name="gr9" draw:text-style-name="P9" svg:x1="10.723cm" svg:y1="4.857cm" svg:x2="12.346cm" svg:y2="4.857cm"><text:p/></draw:line><draw:line text:anchor-type="paragraph" draw:z-index="35" draw:name="Линия 4" draw:style-name="gr25" draw:text-style-name="P9" svg:x1="7.866cm" svg:y1="4.47cm" svg:x2="7.901cm" svg:y2="3.129cm"><text:p/></draw:line><draw:line text:anchor-type="paragraph" draw:z-index="36" draw:name="Линия 5" draw:style-name="gr25" draw:text-style-name="P9" svg:x1="8.677cm" svg:y1="4.893cm" svg:x2="8.712cm" svg:y2="3.129cm"><text:p/></draw:line><draw:line text:anchor-type="paragraph" draw:z-index="37" draw:name="Линия 6" draw:style-name="gr25" draw:text-style-name="P9" svg:x1="10.723cm" svg:y1="4.858cm" svg:x2="10.758cm" svg:y2="3.129cm"><text:p/></draw:line><draw:line text:anchor-type="paragraph" draw:z-index="38" draw:name="Линия 7" draw:style-name="gr25" draw:text-style-name="P9" svg:x1="11.64cm" svg:y1="4.47cm" svg:x2="11.675cm" svg:y2="3.129cm"><text:p/></draw:line><draw:custom-shape text:anchor-type="paragraph" draw:z-index="40" draw:name="Фигура 28" draw:style-name="gr18" draw:text-style-name="P11" svg:width="3.67cm" svg:height="1.059cm" svg:x="3.209cm" svg:y="18.355cm"><text:p text:style-name="P13"><text:span text:style-name="T3">ЗаписьВОтчете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name="Фигура 29" draw:style-name="gr18" draw:text-style-name="P11" svg:width="3.67cm" svg:height="1.059cm" svg:x="11.322cm" svg:y="18.461cm"><text:p text:style-name="P13"><text:span text:style-name="T3">Отзывы и воросы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name="Фигура 30" draw:style-name="gr18" draw:text-style-name="P11" svg:width="3.67cm" svg:height="1.059cm" svg:x="11.322cm" svg:y="21.636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name="Фигура 31" draw:style-name="gr18" draw:text-style-name="P11" svg:width="3.67cm" svg:height="1.059cm" svg:x="3.209cm" svg:y="21.56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name="Фигура 32" draw:style-name="gr17" draw:text-style-name="P11" svg:width="3.67cm" svg:height="2.153cm" svg:x="3.209cm" svg:y="19.41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name="Фигура 33" draw:style-name="gr12" draw:text-style-name="P11" svg:width="3.67cm" svg:height="2.117cm" svg:x="11.322cm" svg:y="19.519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6" draw:name="Горизонтальная линия 13" draw:style-name="gr16" draw:text-style-name="P9" svg:x1="6.877cm" svg:y1="20.472cm" svg:x2="11.322cm" svg:y2="20.472cm"><text:p/></draw:line><draw:line text:anchor-type="paragraph" draw:z-index="47" draw:name="Вертикальная линия 23" draw:style-name="gr15" draw:text-style-name="P9" svg:x1="9.1cm" svg:y1="20.154cm" svg:x2="9.1cm" svg:y2="20.789cm"><text:p/></draw:line><draw:frame text:anchor-type="paragraph" draw:z-index="48" draw:name="Врезка 13" draw:style-name="gr14" draw:text-style-name="P10" svg:width="0.565cm" svg:height="0.489cm" svg:x="7.054cm" svg:y="20.084cm"><draw:text-box><text:p>*</text:p></draw:text-box></draw:frame><draw:frame text:anchor-type="paragraph" draw:z-index="49" draw:name="Врезка 15" draw:style-name="gr14" draw:text-style-name="P10" svg:width="0.636cm" svg:height="0.489cm" svg:x="10.687cm" svg:y="19.943cm"><draw:text-box><text:p>*</text:p></draw:text-box></draw:frame><draw:frame text:anchor-type="paragraph" draw:z-index="50" draw:name="Врезка 16" draw:style-name="gr6" draw:text-style-name="P10" svg:width="3.67cm" svg:height="0.565cm" svg:x="3.209cm" svg:y="19.644cm"><draw:text-box><text:p>Отчет о багах</text:p></draw:text-box></draw:frame><draw:frame text:anchor-type="paragraph" draw:z-index="51" draw:name="Врезка 17" draw:style-name="gr6" draw:text-style-name="P10" svg:width="3.67cm" svg:height="0.565cm" svg:x="3.209cm" svg:y="20.667cm"><draw:text-box><text:p>Отчет об отзывах</text:p></draw:text-box></draw:frame><draw:frame text:anchor-type="paragraph" draw:z-index="52" draw:name="Врезка 19" draw:style-name="gr13" draw:text-style-name="P12" svg:width="7.233cm" svg:height="1.447cm" svg:x="7.318cm" svg:y="17.014cm"><draw:text-box><text:p><text:span text:style-name="T2">Ассоциация</text:span></text:p></draw:text-box></draw:frame><draw:custom-shape text:anchor-type="paragraph" draw:z-index="54" draw:name="Фигура 35" draw:style-name="gr12" draw:text-style-name="P11" svg:width="3.67cm" svg:height="2.117cm" svg:x="11.322cm" svg:y="19.519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8" draw:name="Врезка 25" draw:style-name="gr7" draw:text-style-name="P10" svg:width="3.67cm" svg:height="1.347cm" svg:x="11.322cm" svg:y="19.519cm"><draw:text-box><text:p>Оставление отзывов о приложении</text:p></draw:text-box></draw:frame><draw:frame text:anchor-type="paragraph" draw:z-index="69" draw:name="Врезка 26" draw:style-name="gr6" draw:text-style-name="P10" svg:width="3.67cm" svg:height="0.565cm" svg:x="11.322cm" svg:y="20.667cm"><draw:text-box><text:p>Задавание воросов</text:p></draw:text-box></draw:frame>Композиция</text:p>
      <text:p text:style-name="P6"><draw:line text:anchor-type="paragraph" draw:z-index="62" draw:name="Вертикальная линия 24" draw:style-name="gr9" draw:text-style-name="P9" svg:x1="5.078cm" svg:y1="5.982cm" svg:x2="5.078cm" svg:y2="4.536cm"><text:p/></draw:line><draw:line text:anchor-type="paragraph" draw:z-index="63" draw:name="Вертикальная линия 25" draw:style-name="gr9" draw:text-style-name="P9" svg:x1="12.981cm" svg:y1="5.982cm" svg:x2="12.981cm" svg:y2="4.536cm"><text:p/></draw:line><draw:line text:anchor-type="paragraph" draw:z-index="64" draw:name="Линия 8" draw:style-name="gr9" draw:text-style-name="P9" svg:x1="5.078cm" svg:y1="4.572cm" svg:x2="7.953cm" svg:y2="4.572cm"><text:p/></draw:line><draw:line text:anchor-type="paragraph" draw:z-index="65" draw:name="Линия 9" draw:style-name="gr9" draw:text-style-name="P9" svg:x1="10.529cm" svg:y1="4.607cm" svg:x2="12.981cm" svg:y2="4.572cm"><text:p/></draw:line><draw:frame text:anchor-type="paragraph" draw:z-index="53" draw:name="Врезка 20" draw:style-name="gr13" draw:text-style-name="P12" svg:width="7.233cm" svg:height="1.447cm" svg:x="7.318cm" svg:y="0.372cm"><draw:text-box><text:p><text:span text:style-name="T2">Наследование</text:span></text:p></draw:text-box></draw:frame><draw:custom-shape text:anchor-type="paragraph" draw:z-index="57" draw:name="Фигура 38" draw:style-name="gr12" draw:text-style-name="P11" svg:width="3.67cm" svg:height="2.117cm" svg:x="7.477cm" svg:y="1.819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name="Фигура 37" draw:style-name="gr12" draw:text-style-name="P11" svg:width="3.67cm" svg:height="2.117cm" svg:x="3.35cm" svg:y="5.981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name="Фигура 36" draw:style-name="gr12" draw:text-style-name="P11" svg:width="3.67cm" svg:height="2.117cm" svg:x="10.97cm" svg:y="5.981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8" draw:name="Врезка 21" draw:style-name="gr11" draw:text-style-name="P10" svg:width="3.105cm" svg:height="0.867cm" svg:x="8.042cm" svg:y="2.066cm"><draw:text-box><text:p>Программа</text:p></draw:text-box></draw:frame><draw:frame text:anchor-type="paragraph" draw:z-index="59" draw:name="Врезка 22" draw:style-name="gr11" draw:text-style-name="P10" svg:width="3.105cm" svg:height="0.867cm" svg:x="11.534cm" svg:y="6.652cm"><draw:text-box><text:p>Написание кода</text:p></draw:text-box></draw:frame><draw:frame text:anchor-type="paragraph" draw:z-index="60" draw:name="Врезка 23" draw:style-name="gr11" draw:text-style-name="P10" svg:width="3.105cm" svg:height="0.867cm" svg:x="4.337cm" svg:y="6.828cm"><draw:text-box><text:p>Данные</text:p></draw:text-box></draw:frame><draw:frame text:anchor-type="paragraph" draw:z-index="61" draw:name="Врезка 24" draw:style-name="gr10" draw:text-style-name="P10" svg:width="3.105cm" svg:height="0.899cm" svg:x="8.042cm" svg:y="2.932cm"><draw:text-box><text:p>-Улучшение программы</text:p></draw:text-box></draw:frame><draw:line text:anchor-type="paragraph" draw:z-index="66" draw:name="Вертикальная линия 26" draw:style-name="gr8" draw:text-style-name="P9" svg:x1="7.953cm" svg:y1="4.572cm" svg:x2="7.953cm" svg:y2="3.935cm"><text:p/></draw:line><draw:line text:anchor-type="paragraph" draw:z-index="67" draw:name="Вертикальная линия 27" draw:style-name="gr8" draw:text-style-name="P9" svg:x1="10.529cm" svg:y1="4.608cm" svg:x2="10.529cm" svg:y2="3.971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Square_20_45" draw:display-name="Square 45" svg:viewBox="0 0 3000 6000" svg:d="M1500 0l1500 3000-1500 3000-1500-30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3.999cm" fo:page-height="34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4-05T12:41:48.091000000</meta:creation-date>
    <dc:date>2023-04-11T13:06:02.517075281</dc:date>
    <meta:editing-duration>PT37M33S</meta:editing-duration>
    <meta:editing-cycles>6</meta:editing-cycles>
    <meta:generator>LibreOffice/7.2.4.1$Linux_X86_64 LibreOffice_project/20$Build-1</meta:generator>
    <meta:document-statistic meta:table-count="0" meta:image-count="0" meta:object-count="0" meta:page-count="3" meta:paragraph-count="4" meta:word-count="8" meta:character-count="71" meta:non-whitespace-character-count="66"/>
  </office:meta>
</office:document-meta>
</file>